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1pt" style:font-size-asian="11pt" style:font-size-complex="11pt"/>
    </style:style>
    <style:style style:name="P3" style:parent-style-name="Normal" style:family="paragraph">
      <style:text-properties fo:font-size="11pt" style:font-size-asian="11pt" style:font-size-complex="11pt"/>
    </style:style>
    <style:style style:name="P4" style:parent-style-name="Normal" style:family="paragraph">
      <style:text-properties fo:font-size="11pt" style:font-size-asian="11pt" style:font-size-complex="11pt"/>
    </style:style>
    <style:style style:name="P5" style:parent-style-name="Normal" style:family="paragraph">
      <style:text-properties fo:font-size="11pt" style:font-size-asian="11pt" style:font-size-complex="11pt"/>
    </style:style>
    <style:style style:name="T6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Fiction Game Project</text:p>
      <text:p text:style-name="P2">Introduction:</text:p>
      <text:p text:style-name="P3">I have created a quick, choice-based fiction game, using HTML, CSS and JavaScript. This project uses SDLC carefully to achieve a sufficient and detailed game. I am using Visual Studio Code as the IDE, because I much prefer it for HTML than regular Visual Studio.</text:p>
      <text:p text:style-name="P4"/>
      <text:p text:style-name="P5">SDLC:</text:p>
      <text:p text:style-name="Normal"><text:span text:style-name="T6">The software development lifecycle for this project was important to structure and define functionality in a clear way. Initially, I was brainstorming ideas and using the resources given to me to create a plan for a fictional, choice-based gam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ke Sampson</meta:initial-creator>
    <dc:creator>Luke Sampson</dc:creator>
    <meta:creation-date>2025-01-19T17:04:00Z</meta:creation-date>
    <dc:date>2025-01-22T11:24:00Z</dc:date>
    <meta:template xlink:href="Normal" xlink:type="simple"/>
    <meta:editing-cycles>1</meta:editing-cycles>
    <meta:editing-duration>PT2880S</meta:editing-duration>
    <meta:document-statistic meta:page-count="1" meta:paragraph-count="1" meta:word-count="82" meta:character-count="551" meta:row-count="3" meta:non-whitespace-character-count="470"/>
  </office:meta>
</office:document-meta>
</file>